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36" calcext:value-type="float">
            <text:p>173.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24-11-2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88" calcext:value-type="float">
            <text:p>184.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928" calcext:value-type="float">
            <text:p>170.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23-12-2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608" calcext:value-type="float">
            <text:p>181.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36" calcext:value-type="float">
            <text:p>173.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21-12-0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0408" calcext:value-type="float">
            <text:p>174.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5816" calcext:value-type="float">
            <text:p>168.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20-11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0408" calcext:value-type="float">
            <text:p>174.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19-11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072" calcext:value-type="float">
            <text:p>171.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18-11-0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736" calcext:value-type="float">
            <text:p>169.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17-12-0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312" calcext:value-type="float">
            <text:p>173.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16-11-0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832" calcext:value-type="float">
            <text:p>170.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1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13-10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12-11-1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8" calcext:value-type="float">
            <text:p>163.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1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944" calcext:value-type="float">
            <text:p>145.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0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11816" calcext:value-type="float">
            <text:p>137.2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200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2124" calcext:value-type="float">
            <text:p>124.2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9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9408" calcext:value-type="float">
            <text:p>123.2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9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9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8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8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8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8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8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8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7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7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76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7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7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7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7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3301</text:p>
          </table:table-cell>
          <table:table-cell office:value-type="string" calcext:value-type="string">
            <text:p>City of Tioga</text:p>
          </table:table-cell>
          <table:table-cell office:value-type="string" calcext:value-type="string">
            <text:p>197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